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Quicksand" svg:font-family="Quicksand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estPlan" style:family="table">
      <style:table-properties style:width="17.013cm" fo:margin-left="0cm" table:align="left"/>
    </style:style>
    <style:style style:name="TestPlan.A" style:family="table-column">
      <style:table-column-properties style:column-width="2.185cm"/>
    </style:style>
    <style:style style:name="TestPlan.B" style:family="table-column">
      <style:table-column-properties style:column-width="2.718cm"/>
    </style:style>
    <style:style style:name="TestPlan.C" style:family="table-column">
      <style:table-column-properties style:column-width="2.893cm"/>
    </style:style>
    <style:style style:name="TestPlan.D" style:family="table-column">
      <style:table-column-properties style:column-width="3.191cm"/>
    </style:style>
    <style:style style:name="TestPlan.E" style:family="table-column">
      <style:table-column-properties style:column-width="3.81cm"/>
    </style:style>
    <style:style style:name="TestPlan.F" style:family="table-column">
      <style:table-column-properties style:column-width="2.215cm"/>
    </style:style>
    <style:style style:name="TestPlan.A1" style:family="table-cell">
      <style:table-cell-properties fo:padding="0.097cm" fo:border-left="0.05pt solid #000000" fo:border-right="none" fo:border-top="0.05pt solid #000000" fo:border-bottom="0.05pt solid #000000"/>
    </style:style>
    <style:style style:name="TestPlan.F1" style:family="table-cell">
      <style:table-cell-properties fo:padding="0.097cm" fo:border="0.05pt solid #000000"/>
    </style:style>
    <style:style style:name="TestPlan.A2" style:family="table-cell">
      <style:table-cell-properties fo:padding="0.097cm" fo:border-left="0.05pt solid #000000" fo:border-right="none" fo:border-top="none" fo:border-bottom="0.05pt solid #000000"/>
    </style:style>
    <style:style style:name="TestPlan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185cm"/>
    </style:style>
    <style:style style:name="Table1.B" style:family="table-column">
      <style:table-column-properties style:column-width="14.8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Quicksand" fo:font-size="30pt" officeooo:rsid="001acbf0" officeooo:paragraph-rsid="001acbf0"/>
    </style:style>
    <style:style style:name="P2" style:family="paragraph" style:parent-style-name="Standard">
      <style:text-properties style:font-name="Bitstream Charter" fo:font-size="12pt" officeooo:rsid="001acbf0" officeooo:paragraph-rsid="001acbf0"/>
    </style:style>
    <style:style style:name="P3" style:family="paragraph" style:parent-style-name="Standard">
      <style:text-properties officeooo:rsid="001ae41f" officeooo:paragraph-rsid="001ae41f"/>
    </style:style>
    <style:style style:name="P4" style:family="paragraph" style:parent-style-name="Standard">
      <style:text-properties officeooo:rsid="001ae41f" officeooo:paragraph-rsid="001cbe50"/>
    </style:style>
    <style:style style:name="P5" style:family="paragraph" style:parent-style-name="Standard">
      <style:text-properties officeooo:rsid="001e87b2" officeooo:paragraph-rsid="001e87b2"/>
    </style:style>
    <style:style style:name="P6" style:family="paragraph" style:parent-style-name="Table_20_Contents">
      <style:text-properties style:font-name="Bitstream Charter" fo:font-size="12pt"/>
    </style:style>
    <style:style style:name="P7" style:family="paragraph" style:parent-style-name="Table_20_Contents">
      <style:text-properties style:font-name="Bitstream Charter" fo:font-size="12pt" officeooo:rsid="001acbf0" officeooo:paragraph-rsid="001acbf0"/>
    </style:style>
    <style:style style:name="P8" style:family="paragraph" style:parent-style-name="Table_20_Contents">
      <style:text-properties style:font-name="Bitstream Charter" fo:font-size="12pt" officeooo:rsid="001ae41f" officeooo:paragraph-rsid="001ae41f"/>
    </style:style>
    <style:style style:name="P9" style:family="paragraph" style:parent-style-name="Table_20_Contents">
      <style:text-properties style:font-name="Bitstream Charter" fo:font-size="12pt" officeooo:rsid="001dcdd7" officeooo:paragraph-rsid="001dcdd7"/>
    </style:style>
    <style:style style:name="P10" style:family="paragraph" style:parent-style-name="Table_20_Contents">
      <style:text-properties style:font-name="Bitstream Charter" fo:font-size="12pt" officeooo:rsid="001e87b2" officeooo:paragraph-rsid="001e87b2"/>
    </style:style>
    <style:style style:name="P11" style:family="paragraph" style:parent-style-name="Standard">
      <style:text-properties officeooo:rsid="001e9db0" officeooo:paragraph-rsid="001e9db0"/>
    </style:style>
    <style:style style:name="P12" style:family="paragraph" style:parent-style-name="Standard">
      <style:text-properties officeooo:rsid="001fdd49" officeooo:paragraph-rsid="001fdd49"/>
    </style:style>
    <style:style style:name="P13" style:family="paragraph" style:parent-style-name="Standard">
      <style:text-properties officeooo:rsid="002018fe" officeooo:paragraph-rsid="002018fe"/>
    </style:style>
    <style:style style:name="P14" style:family="paragraph" style:parent-style-name="Standard">
      <style:text-properties officeooo:rsid="00206d90" officeooo:paragraph-rsid="00206d90"/>
    </style:style>
    <style:style style:name="P15" style:family="paragraph" style:parent-style-name="Standard">
      <style:text-properties officeooo:rsid="00225cd6" officeooo:paragraph-rsid="00225cd6"/>
    </style:style>
    <style:style style:name="P16" style:family="paragraph" style:parent-style-name="Table_20_Contents">
      <style:text-properties style:font-name="Bitstream Charter" fo:font-size="12pt"/>
    </style:style>
    <style:style style:name="P17" style:family="paragraph" style:parent-style-name="Table_20_Contents">
      <style:text-properties style:font-name="Bitstream Charter" fo:font-size="12pt" officeooo:rsid="001e9db0" officeooo:paragraph-rsid="001e9db0"/>
    </style:style>
    <style:style style:name="P18" style:family="paragraph" style:parent-style-name="Table_20_Contents">
      <style:text-properties style:font-name="Bitstream Charter" fo:font-size="12pt" officeooo:rsid="001ae41f" officeooo:paragraph-rsid="001ae41f"/>
    </style:style>
    <style:style style:name="P19" style:family="paragraph" style:parent-style-name="Table_20_Contents">
      <style:text-properties style:font-name="Bitstream Charter" fo:font-size="12pt" officeooo:rsid="001dcdd7" officeooo:paragraph-rsid="001dcdd7"/>
    </style:style>
    <style:style style:name="P20" style:family="paragraph" style:parent-style-name="Table_20_Contents">
      <style:text-properties style:font-name="Bitstream Charter" fo:font-size="12pt" officeooo:rsid="001e87b2" officeooo:paragraph-rsid="001e87b2"/>
    </style:style>
    <style:style style:name="P21" style:family="paragraph" style:parent-style-name="Table_20_Contents">
      <style:text-properties style:font-name="Bitstream Charter" fo:font-size="12pt" officeooo:rsid="001fdd49" officeooo:paragraph-rsid="001fdd49"/>
    </style:style>
    <style:style style:name="P22" style:family="paragraph" style:parent-style-name="Table_20_Contents">
      <style:text-properties style:font-name="Bitstream Charter" fo:font-size="12pt" officeooo:rsid="00206d90" officeooo:paragraph-rsid="00206d90"/>
    </style:style>
    <style:style style:name="P23" style:family="paragraph" style:parent-style-name="Table_20_Contents">
      <style:text-properties style:font-name="Bitstream Charter" fo:font-size="12pt" officeooo:rsid="00225cd6" officeooo:paragraph-rsid="00225cd6"/>
    </style:style>
    <style:style style:name="P24" style:family="paragraph" style:parent-style-name="Table_20_Contents">
      <style:text-properties style:font-name="Bitstream Charter" fo:font-size="12pt" officeooo:rsid="002303c8" officeooo:paragraph-rsid="002303c8"/>
    </style:style>
    <style:style style:name="T1" style:family="text">
      <style:text-properties officeooo:rsid="001ae41f"/>
    </style:style>
    <style:style style:name="T2" style:family="text">
      <style:text-properties officeooo:rsid="001dcdd7"/>
    </style:style>
    <style:style style:name="T3" style:family="text">
      <style:text-properties officeooo:rsid="001e9db0"/>
    </style:style>
    <style:style style:name="T4" style:family="text">
      <style:text-properties officeooo:rsid="001fdd49"/>
    </style:style>
    <style:style style:name="T5" style:family="text">
      <style:text-properties officeooo:rsid="002018fe"/>
    </style:style>
    <style:style style:name="T6" style:family="text">
      <style:text-properties officeooo:rsid="00206d90"/>
    </style:style>
    <style:style style:name="T7" style:family="text">
      <style:text-properties officeooo:rsid="00225cd6"/>
    </style:style>
    <style:style style:name="T8" style:family="text">
      <style:text-properties officeooo:rsid="002342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Plan</text:p>
      <text:p text:style-name="P2"/>
      <table:table table:name="TestPlan" table:style-name="TestPlan">
        <table:table-column table:style-name="TestPlan.A"/>
        <table:table-column table:style-name="TestPlan.B"/>
        <table:table-column table:style-name="TestPlan.C"/>
        <table:table-column table:style-name="TestPlan.D"/>
        <table:table-column table:style-name="TestPlan.E"/>
        <table:table-column table:style-name="TestPlan.F"/>
        <table:table-row>
          <table:table-cell table:style-name="TestPlan.A1" office:value-type="string">
            <text:p text:style-name="P7">Test Series and number</text:p>
          </table:table-cell>
          <table:table-cell table:style-name="TestPlan.A1" office:value-type="string">
            <text:p text:style-name="P7">Purpose</text:p>
          </table:table-cell>
          <table:table-cell table:style-name="TestPlan.A1" office:value-type="string">
            <text:p text:style-name="P7">Test Data</text:p>
          </table:table-cell>
          <table:table-cell table:style-name="TestPlan.A1" office:value-type="string">
            <text:p text:style-name="P7">Expected Result</text:p>
          </table:table-cell>
          <table:table-cell table:style-name="TestPlan.A1" office:value-type="string">
            <text:p text:style-name="P7">Actual Result</text:p>
          </table:table-cell>
          <table:table-cell table:style-name="TestPlan.F1" office:value-type="string">
            <text:p text:style-name="P7">Evidence in appendix</text:p>
          </table:table-cell>
        </table:table-row>
        <table:table-row>
          <table:table-cell table:style-name="TestPlan.A2" office:value-type="string">
            <text:p text:style-name="P7">1.1</text:p>
          </table:table-cell>
          <table:table-cell table:style-name="TestPlan.A2" office:value-type="string">
            <text:p text:style-name="P7">Navigate between tabs correctly</text:p>
          </table:table-cell>
          <table:table-cell table:style-name="TestPlan.A2" office:value-type="string">
            <text:p text:style-name="P7">Click on tabs</text:p>
          </table:table-cell>
          <table:table-cell table:style-name="TestPlan.A2" office:value-type="string">
            <text:p text:style-name="P7">Viewport changes to clicked on tab</text:p>
          </table:table-cell>
          <table:table-cell table:style-name="TestPlan.A2" office:value-type="string">
            <text:p text:style-name="P7">Viewport changes</text:p>
          </table:table-cell>
          <table:table-cell table:style-name="TestPlan.F2" office:value-type="string">
            <text:p text:style-name="P6"/>
          </table:table-cell>
        </table:table-row>
        <table:table-row>
          <table:table-cell table:style-name="TestPlan.A2" office:value-type="string">
            <text:p text:style-name="P7">1.2</text:p>
          </table:table-cell>
          <table:table-cell table:style-name="TestPlan.A2" office:value-type="string">
            <text:p text:style-name="P7">'New Appointment' dialog shows when requested</text:p>
          </table:table-cell>
          <table:table-cell table:style-name="TestPlan.A2" office:value-type="string">
            <text:p text:style-name="P7">Click on 'New Appointment' button</text:p>
          </table:table-cell>
          <table:table-cell table:style-name="TestPlan.A2" office:value-type="string">
            <text:p text:style-name="P7">'New Appointment' window is shown</text:p>
          </table:table-cell>
          <table:table-cell table:style-name="TestPlan.A2" office:value-type="string">
            <text:p text:style-name="P7">'New Appointment' window is shown</text:p>
          </table:table-cell>
          <table:table-cell table:style-name="TestPlan.F2" office:value-type="string">
            <text:p text:style-name="P6"/>
          </table:table-cell>
        </table:table-row>
        <table:table-row>
          <table:table-cell table:style-name="TestPlan.A2" office:value-type="string">
            <text:p text:style-name="P7">1.<text:span text:style-name="T1">3</text:span></text:p>
          </table:table-cell>
          <table:table-cell table:style-name="TestPlan.A2" office:value-type="string">
            <text:p text:style-name="P7">'Respond <text:span text:style-name="T1">to meeting request' dialog shows when requested</text:span></text:p>
          </table:table-cell>
          <table:table-cell table:style-name="TestPlan.A2" office:value-type="string">
            <text:p text:style-name="P8">Click on 'Respond to meeting requests'</text:p>
          </table:table-cell>
          <table:table-cell table:style-name="TestPlan.A2" office:value-type="string">
            <text:p text:style-name="P8">'Respond to meeting requests' dialog is shown</text:p>
          </table:table-cell>
          <table:table-cell table:style-name="TestPlan.A2" office:value-type="string">
            <text:p text:style-name="P8">'Respond to meeting requests' dialog is shown</text:p>
          </table:table-cell>
          <table:table-cell table:style-name="TestPlan.F2" office:value-type="string">
            <text:p text:style-name="P6"/>
          </table:table-cell>
        </table:table-row>
        <table:table-row>
          <table:table-cell table:style-name="TestPlan.A2" office:value-type="string">
            <text:p text:style-name="P8">1.4</text:p>
          </table:table-cell>
          <table:table-cell table:style-name="TestPlan.A2" office:value-type="string">
            <text:p text:style-name="P8">'Add new task' dialog shown when requested</text:p>
          </table:table-cell>
          <table:table-cell table:style-name="TestPlan.A2" office:value-type="string">
            <text:p text:style-name="P8">Click on 'Add new Task' button</text:p>
          </table:table-cell>
          <table:table-cell table:style-name="TestPlan.A2" office:value-type="string">
            <text:p text:style-name="P8">'Add new tasl' dialog box shown</text:p>
          </table:table-cell>
          <table:table-cell table:style-name="TestPlan.A2" office:value-type="string">
            <text:p text:style-name="P8">'Add new tas<text:span text:style-name="T3">k</text:span>' dialog box shown</text:p>
          </table:table-cell>
          <table:table-cell table:style-name="TestPlan.F2" office:value-type="string">
            <text:p text:style-name="P6"/>
          </table:table-cell>
        </table:table-row>
        <table:table-row>
          <table:table-cell table:style-name="TestPlan.A2" table:number-rows-spanned="3" office:value-type="string">
            <text:p text:style-name="P8">2.1</text:p>
          </table:table-cell>
          <table:table-cell table:style-name="TestPlan.A2" table:number-rows-spanned="3" office:value-type="string">
            <text:p text:style-name="P8">Validate Username &amp; Password entry</text:p>
          </table:table-cell>
          <table:table-cell table:style-name="TestPlan.A2" office:value-type="string">
            <text:p text:style-name="P8">Username:”p”, password: “hello” (correct)</text:p>
          </table:table-cell>
          <table:table-cell table:style-name="TestPlan.A2" office:value-type="string">
            <text:p text:style-name="P3">Login window closes and main screen is shown</text:p>
          </table:table-cell>
          <table:table-cell table:style-name="TestPlan.A2" office:value-type="string">
            <text:p text:style-name="P9">As Expected</text:p>
          </table:table-cell>
          <table:table-cell table:style-name="TestPlan.F2" table:number-rows-spanned="3" office:value-type="string">
            <text:p text:style-name="P6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8">Username: “f”, password: “rfskbkb” (incorrect)</text:p>
          </table:table-cell>
          <table:table-cell table:style-name="TestPlan.A2" office:value-type="string">
            <text:p text:style-name="P3">Error dialog is shown, user is returned to the login screen.</text:p>
          </table:table-cell>
          <table:table-cell table:style-name="TestPlan.A2" office:value-type="string">
            <text:p text:style-name="P9">As Expected</text:p>
          </table:table-cell>
          <table:covered-table-cell/>
        </table:table-row>
        <table:table-row>
          <table:covered-table-cell/>
          <table:covered-table-cell/>
          <table:table-cell table:style-name="TestPlan.A2" office:value-type="string">
            <text:p text:style-name="P8">Username: inion...”(part of a 1024 character string), password: “skljnsjns...”(part of a 1024 character string)</text:p>
          </table:table-cell>
          <table:table-cell table:style-name="TestPlan.A2" office:value-type="string">
            <text:p text:style-name="P4">Error dialog is shown, user is returned to the login screen.</text:p>
          </table:table-cell>
          <table:table-cell table:style-name="TestPlan.A2" office:value-type="string">
            <text:p text:style-name="P9">As Expected</text:p>
          </table:table-cell>
          <table:covered-table-cell/>
        </table:table-row>
        <table:table-row>
          <table:table-cell table:style-name="TestPlan.A2" table:number-rows-spanned="2" office:value-type="string">
            <text:p text:style-name="P9">2.2</text:p>
          </table:table-cell>
          <table:table-cell table:style-name="TestPlan.A2" table:number-rows-spanned="2" office:value-type="string">
            <text:p text:style-name="P9">Validate New Password – current password</text:p>
          </table:table-cell>
          <table:table-cell table:style-name="TestPlan.A2" office:value-type="string">
            <text:p text:style-name="P8">“<text:span text:style-name="T2">hello” - correct password</text:span></text:p>
            <text:p text:style-name="P8"/>
            <text:p text:style-name="P8"><text:soft-page-break/></text:p>
          </table:table-cell>
          <table:table-cell table:style-name="TestPlan.A2" office:value-type="string">
            <text:p text:style-name="P5">Form submits (assuming it passes the other checks)</text:p>
          </table:table-cell>
          <table:table-cell table:style-name="TestPlan.A2" office:value-type="string">
            <text:p text:style-name="P17">As Expected</text:p>
          </table:table-cell>
          <table:table-cell table:style-name="TestPlan.F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7">“goodbye” <text:s/>- incorrect password</text:p>
          </table:table-cell>
          <table:table-cell table:style-name="TestPlan.A2" office:value-type="string">
            <text:p text:style-name="P11">Warning is shown and form does not submit</text:p>
          </table:table-cell>
          <table:table-cell table:style-name="TestPlan.A2" office:value-type="string">
            <text:p text:style-name="P17">As Expected</text:p>
          </table:table-cell>
          <table:table-cell table:style-name="TestPlan.F2" office:value-type="string">
            <text:p text:style-name="P6"/>
          </table:table-cell>
        </table:table-row>
        <table:table-row>
          <table:table-cell table:style-name="TestPlan.A2" table:number-rows-spanned="2" office:value-type="string">
            <text:p text:style-name="P10">2.3</text:p>
          </table:table-cell>
          <table:table-cell table:style-name="TestPlan.A2" table:number-rows-spanned="2" office:value-type="string">
            <text:p text:style-name="P10">Validate the two <text:span text:style-name="T3">new passwords</text:span></text:p>
          </table:table-cell>
          <table:table-cell table:style-name="TestPlan.A2" office:value-type="string">
            <text:p text:style-name="P8">“<text:span text:style-name="T3">goodbye” and “goodbye” entered – passwords match</text:span></text:p>
          </table:table-cell>
          <table:table-cell table:style-name="TestPlan.A2" office:value-type="string">
            <text:p text:style-name="P11">The form submits (assuming the data passes all other checks)</text:p>
          </table:table-cell>
          <table:table-cell table:style-name="TestPlan.A2" office:value-type="string">
            <text:p text:style-name="P17">As Expected</text:p>
          </table:table-cell>
          <table:table-cell table:style-name="TestPlan.F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8">“<text:span text:style-name="T3">goodbye” <text:s/>and “marmaduke” - passwords to not match</text:span></text:p>
          </table:table-cell>
          <table:table-cell table:style-name="TestPlan.A2" office:value-type="string">
            <text:p text:style-name="P11">A warning is shown and the form does not submit</text:p>
          </table:table-cell>
          <table:table-cell table:style-name="TestPlan.A2" office:value-type="string">
            <text:p text:style-name="P17">As Expected</text:p>
          </table:table-cell>
          <table:table-cell table:style-name="TestPlan.F2" office:value-type="string">
            <text:p text:style-name="P6"/>
          </table:table-cell>
        </table:table-row>
        <table:table-row>
          <table:table-cell table:style-name="TestPlan.A2" table:number-rows-spanned="2" office:value-type="string">
            <text:p text:style-name="P21">2.4</text:p>
          </table:table-cell>
          <table:table-cell table:style-name="TestPlan.A2" table:number-rows-spanned="2" office:value-type="string">
            <text:p text:style-name="P21">Validate the new task name</text:p>
          </table:table-cell>
          <table:table-cell table:style-name="TestPlan.A2" office:value-type="string">
            <text:p text:style-name="P8">“<text:span text:style-name="T4">soibsfsbse” - string of characters less than 45 in length</text:span></text:p>
          </table:table-cell>
          <table:table-cell table:style-name="TestPlan.A2" office:value-type="string">
            <text:p text:style-name="P12">The form submits and the user is allowed to continue</text:p>
          </table:table-cell>
          <table:table-cell table:style-name="TestPlan.A2" office:value-type="string">
            <text:p text:style-name="P21">As Expected</text:p>
          </table:table-cell>
          <table:table-cell table:style-name="TestPlan.F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8">“rslskkubsilesbslob…” - <text:span text:style-name="T5">string of characters 50 in length</text:span></text:p>
          </table:table-cell>
          <table:table-cell table:style-name="TestPlan.A2" office:value-type="string">
            <text:p text:style-name="P13">The form truncates the string at 45 characters and continues as normal</text:p>
          </table:table-cell>
          <table:table-cell table:style-name="TestPlan.A2" office:value-type="string">
            <text:p text:style-name="P22">As Expected</text:p>
          </table:table-cell>
          <table:table-cell table:style-name="TestPlan.F2" office:value-type="string">
            <text:p text:style-name="P6"/>
          </table:table-cell>
        </table:table-row>
        <table:table-row>
          <table:table-cell table:style-name="TestPlan.A2" table:number-rows-spanned="5" office:value-type="string">
            <text:p text:style-name="P22">2.5</text:p>
          </table:table-cell>
          <table:table-cell table:style-name="TestPlan.A2" table:number-rows-spanned="5" office:value-type="string">
            <text:p text:style-name="P22">Validate attendees in new meeting</text:p>
          </table:table-cell>
          <table:table-cell table:style-name="TestPlan.A2" office:value-type="string">
            <text:p text:style-name="P8">“<text:span text:style-name="T6">sv” - a valid username</text:span></text:p>
          </table:table-cell>
          <table:table-cell table:style-name="TestPlan.A2" office:value-type="string">
            <text:p text:style-name="P14">The form submits, assuming it passes other checks</text:p>
          </table:table-cell>
          <table:table-cell table:style-name="TestPlan.A2" office:value-type="string">
            <text:p text:style-name="P22">As Expected</text:p>
          </table:table-cell>
          <table:table-cell table:style-name="TestPlan.F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8">“<text:span text:style-name="T6">ubhsbwhiu” - an invalid username</text:span></text:p>
          </table:table-cell>
          <table:table-cell table:style-name="TestPlan.A2" office:value-type="string">
            <text:p text:style-name="P14">The form submits, but does not include the invalid data</text:p>
          </table:table-cell>
          <table:table-cell table:style-name="TestPlan.A2" office:value-type="string">
            <text:p text:style-name="P22">As Expected</text:p>
          </table:table-cell>
          <table:table-cell table:style-name="TestPlan.F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8">“<text:span text:style-name="T6">sv, p” - a list of valid usernames</text:span></text:p>
          </table:table-cell>
          <table:table-cell table:style-name="TestPlan.A2" office:value-type="string">
            <text:p text:style-name="P14">The from submits the data – one entry to the Meetings table and one entry for the each of the usernames in the MeetingAttendee table.</text:p>
          </table:table-cell>
          <table:table-cell table:style-name="TestPlan.A2" office:value-type="string">
            <text:p text:style-name="P22">As Expected</text:p>
          </table:table-cell>
          <table:table-cell table:style-name="TestPlan.F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8">“<text:span text:style-name="T6">sv, p, esflkjbsjh b” - a list with </text:span><text:soft-page-break/><text:span text:style-name="T6">some correct and some invalid values</text:span></text:p>
          </table:table-cell>
          <table:table-cell table:style-name="TestPlan.A2" office:value-type="string">
            <text:p text:style-name="P14">The form submits the meeting data to <text:soft-page-break/>the Meetings Table and adds attendance data for each of the correct usernames.</text:p>
          </table:table-cell>
          <table:table-cell table:style-name="TestPlan.A2" office:value-type="string">
            <text:p text:style-name="P22">As Expected</text:p>
          </table:table-cell>
          <table:table-cell table:style-name="TestPlan.F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8">“<text:span text:style-name="T7">kjsb, 3ijbalij, aekjbslkj” - A list of invalid usernames</text:span></text:p>
          </table:table-cell>
          <table:table-cell table:style-name="TestPlan.A2" office:value-type="string">
            <text:p text:style-name="P15">Meeting data submitted to database, attendees are ignored</text:p>
          </table:table-cell>
          <table:table-cell table:style-name="TestPlan.A2" office:value-type="string">
            <text:p text:style-name="P23">As Expected</text:p>
          </table:table-cell>
          <table:table-cell table:style-name="TestPlan.F2" office:value-type="string">
            <text:p text:style-name="P6"/>
          </table:table-cell>
        </table:table-row>
        <table:table-row>
          <table:table-cell table:style-name="TestPlan.A2" office:value-type="string">
            <text:p text:style-name="P23">2.6</text:p>
          </table:table-cell>
          <table:table-cell table:style-name="TestPlan.A2" office:value-type="string">
            <text:p text:style-name="P22"/>
          </table:table-cell>
          <table:table-cell table:style-name="TestPlan.A2" office:value-type="string">
            <text:p text:style-name="P8"/>
          </table:table-cell>
          <table:table-cell table:style-name="TestPlan.A2" office:value-type="string">
            <text:p text:style-name="P14"/>
          </table:table-cell>
          <table:table-cell table:style-name="TestPlan.A2" office:value-type="string">
            <text:p text:style-name="P22"/>
          </table:table-cell>
          <table:table-cell table:style-name="TestPlan.F2" office:value-type="string">
            <text:p text:style-name="P6"/>
          </table:table-cell>
        </table:table-row>
        <table:table-row>
          <table:table-cell table:style-name="TestPlan.A2" office:value-type="string">
            <text:p text:style-name="P23">3.1</text:p>
          </table:table-cell>
          <table:table-cell table:style-name="TestPlan.A2" office:value-type="string">
            <text:p text:style-name="P22"/>
          </table:table-cell>
          <table:table-cell table:style-name="TestPlan.A2" office:value-type="string">
            <text:p text:style-name="P8"/>
          </table:table-cell>
          <table:table-cell table:style-name="TestPlan.A2" office:value-type="string">
            <text:p text:style-name="P14"/>
          </table:table-cell>
          <table:table-cell table:style-name="TestPlan.A2" office:value-type="string">
            <text:p text:style-name="P22"/>
          </table:table-cell>
          <table:table-cell table:style-name="TestPlan.F2" office:value-type="string">
            <text:p text:style-name="P6"/>
          </table:table-cell>
        </table:table-row>
        <table:table-row>
          <table:table-cell table:style-name="TestPlan.A2" office:value-type="string">
            <text:p text:style-name="P24">4.1</text:p>
          </table:table-cell>
          <table:table-cell table:style-name="TestPlan.A2" office:value-type="string">
            <text:p text:style-name="P22"/>
          </table:table-cell>
          <table:table-cell table:style-name="TestPlan.A2" office:value-type="string">
            <text:p text:style-name="P8"/>
          </table:table-cell>
          <table:table-cell table:style-name="TestPlan.A2" office:value-type="string">
            <text:p text:style-name="P14"/>
          </table:table-cell>
          <table:table-cell table:style-name="TestPlan.A2" office:value-type="string">
            <text:p text:style-name="P22"/>
          </table:table-cell>
          <table:table-cell table:style-name="TestPlan.F2" office:value-type="string">
            <text:p text:style-name="P6"/>
          </table:table-cell>
        </table:table-row>
        <table:table-row>
          <table:table-cell table:style-name="TestPlan.A2" office:value-type="string">
            <text:p text:style-name="P24">5.1</text:p>
          </table:table-cell>
          <table:table-cell table:style-name="TestPlan.A2" office:value-type="string">
            <text:p text:style-name="P22"/>
          </table:table-cell>
          <table:table-cell table:style-name="TestPlan.A2" office:value-type="string">
            <text:p text:style-name="P8"/>
          </table:table-cell>
          <table:table-cell table:style-name="TestPlan.A2" office:value-type="string">
            <text:p text:style-name="P14"/>
          </table:table-cell>
          <table:table-cell table:style-name="TestPlan.A2" office:value-type="string">
            <text:p text:style-name="P22"/>
          </table:table-cell>
          <table:table-cell table:style-name="TestPlan.F2" office:value-type="string">
            <text:p text:style-name="P6"/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Test Series</text:p>
          </table:table-cell>
          <table:table-cell table:style-name="Table1.B1" office:value-type="string">
            <text:p text:style-name="P24">Purpose of test series</text:p>
          </table:table-cell>
        </table:table-row>
        <table:table-row>
          <table:table-cell table:style-name="Table1.A2" office:value-type="string">
            <text:p text:style-name="P24">1</text:p>
          </table:table-cell>
          <table:table-cell table:style-name="Table1.B2" office:value-type="string">
            <text:p text:style-name="P24">Test the flow of control: Menu choices linked to correct interfaces. User can only choose the correct choices.</text:p>
          </table:table-cell>
        </table:table-row>
        <table:table-row>
          <table:table-cell table:style-name="Table1.A2" office:value-type="string">
            <text:p text:style-name="P24">2</text:p>
          </table:table-cell>
          <table:table-cell table:style-name="Table1.B2" office:value-type="string">
            <text:p text:style-name="P24">Validation of data input <text:span text:style-name="T8">performed correctly. </text:span></text:p>
          </table:table-cell>
        </table:table-row>
        <table:table-row>
          <table:table-cell table:style-name="Table1.A2" office:value-type="string">
            <text:p text:style-name="P24">3</text:p>
          </table:table-cell>
          <table:table-cell table:style-name="Table1.B2" office:value-type="string">
            <text:p text:style-name="P24">Iterations and decision <text:span text:style-name="T8">performed correctly. Calcualtions, searches and/or sorting performed correctly.</text:span></text:p>
          </table:table-cell>
        </table:table-row>
        <table:table-row>
          <table:table-cell table:style-name="Table1.A2" office:value-type="string">
            <text:p text:style-name="P24">4</text:p>
          </table:table-cell>
          <table:table-cell table:style-name="Table1.B2" office:value-type="string">
            <text:p text:style-name="P24">Data is saved into the correct table, <text:span text:style-name="T8">fields or files. </text:span></text:p>
          </table:table-cell>
        </table:table-row>
        <table:table-row>
          <table:table-cell table:style-name="Table1.A2" office:value-type="string">
            <text:p text:style-name="P24">5</text:p>
          </table:table-cell>
          <table:table-cell table:style-name="Table1.B2" office:value-type="string">
            <text:p text:style-name="P24">The system produces the required results as per specification.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Quicksand" svg:font-family="Quicksand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4:13:49.906680114</meta:creation-date>
    <dc:date>2016-02-08T12:02:42.573238831</dc:date>
    <meta:editing-duration>PT46M59S</meta:editing-duration>
    <meta:editing-cycles>8</meta:editing-cycles>
    <meta:generator>LibreOffice/5.0.2.2$Linux_X86_64 LibreOffice_project/00m0$Build-2</meta:generator>
    <meta:document-statistic meta:table-count="2" meta:image-count="0" meta:object-count="0" meta:page-count="3" meta:paragraph-count="95" meta:word-count="498" meta:character-count="3004" meta:non-whitespace-character-count="2594"/>
  </office:meta>
</office:document-meta>
</file>